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2071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19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one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two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tpost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hipyar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su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c</text:p>
          </table:table-cell>
          <table:table-cell table:number-columns-repeated="11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sector</text:p>
          </table:table-cell>
          <table:table-cell table:number-columns-repeated="4"/>
          <table:table-cell office:value-type="string">
            <text:p>exp</text:p>
          </table:table-cell>
          <table:table-cell office:value-type="string">
            <text:p>tac</text:p>
          </table:table-cell>
          <table:table-cell office:value-type="string">
            <text:p>sup</text:p>
          </table:table-cell>
          <table:table-cell office:value-type="string">
            <text:p>min</text:p>
          </table:table-cell>
          <table:table-cell office:value-type="string">
            <text:p>tr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r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/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one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re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two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baseicon</text:p>
          </table:table-cell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01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C</meta:initial-creator>
    <meta:creation-date>2008-07-05T23:21:55</meta:creation-date>
    <dc:creator>JC</dc:creator>
    <dc:date>2008-07-08T01:30:57</dc:date>
    <meta:editing-cycles>3</meta:editing-cycles>
    <meta:editing-duration>PT2H8M35S</meta:editing-duration>
    <meta:user-defined meta:name="Info 1"/>
    <meta:user-defined meta:name="Info 2"/>
    <meta:user-defined meta:name="Info 3"/>
    <meta:user-defined meta:name="Info 4"/>
    <meta:document-statistic meta:table-count="3" meta:cell-count="109"/>
  </office:meta>
</office:document-meta>
</file>